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1AE4D967879D320E.png" manifest:media-type="image/png"/>
  <manifest:file-entry manifest:full-path="Pictures/100002010000045C000002C21178B5027F6BE889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2010000040D000000C509C2BADBBBA372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6.147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4" style:family="text">
      <style:text-properties fo:font-size="24pt" fo:language="pt" fo:country="BR" style:font-size-asian="24pt" style:font-size-complex="24pt"/>
    </style:style>
    <style:style style:name="T1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1" fo:font-size="20pt" fo:language="pt" fo:country="BR" style:font-size-asian="20pt" style:font-size-complex="20pt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font-size="22pt" fo:language="pt" fo:country="BR" style:font-size-asian="22pt" style:font-size-complex="22pt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fo:language="pt" fo:country="BR" fo:font-style="normal" style:font-style-asian="normal" style:font-style-complex="normal"/>
    </style:style>
    <style:style style:name="T21" style:family="text">
      <style:text-properties fo:font-size="26pt" fo:language="pt" fo:country="BR" style:font-size-asian="26pt" style:font-size-complex="26pt"/>
    </style:style>
    <style:style style:name="T2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3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6" style:family="text">
      <style:text-properties fo:color="#000000" style:font-name="Courier 10 Pitch1" fo:font-size="20pt" fo:language="pt" fo:country="BR" style:font-size-asian="20pt" style:font-size-complex="20pt"/>
    </style:style>
    <style:style style:name="T2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style:font-name="Courier1" fo:font-size="28pt" fo:language="pt" fo:country="BR" style:font-size-asian="28pt" style:font-size-complex="28pt"/>
    </style:style>
    <style:style style:name="T30" style:family="text">
      <style:text-properties fo:font-size="36pt" fo:language="pt" fo:country="BR" style:font-size-asian="36pt" style:font-size-complex="36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Trabalho-00: </text:span><text:span text:style-name="T11">Qua, 09/03</text:span><text:span text:style-name="T10">: GitHub</text:span></text:p>
              </text:list-item>
              <text:list-item>
                <text:p><text:span text:style-name="T10">Trabalho-01: </text:span><text:span text:style-name="T11">Dom, 16/03</text:span><text:span text:style-name="T12">: Artigo</text:span></text:p>
              </text:list-item>
              <text:list-item>
                <text:p><text:span text:style-name="T12">Trabalho-02: </text:span><text:span text:style-name="T11">Dom, 04/09</text:span><text:span text:style-name="T12">: Lua/Löve, instalação</text:span></text:p>
              </text:list-item>
              <text:list-item>
                <text:p><text:span text:style-name="T12">Trabalho-03: </text:span><text:span text:style-name="T11">Dom, 18/09</text:span><text:span text:style-name="T12">: Joguinho (grupo 2-3)</text:span></text:p>
              </text:list-item>
              <text:list-item>
                <text:p><text:span text:style-name="T12">Trabalho-04: </text:span><text:span text:style-name="T11">Dom, 25/09</text:span><text:span text:style-name="T12">: Bindings</text:span></text:p>
              </text:list-item>
              <text:list-item>
                <text:p><text:span text:style-name="T12">Trabalho-05: </text:span><text:span text:style-name="T11">Dom, 09/10</text:span><text:span text:style-name="T12">: Arrays</text:span></text:p>
              </text:list-item>
              <text:list-item>
                <text:p><text:span text:style-name="T12">Trabalho-06: </text:span><text:span text:style-name="T11">Dom, 23/10</text:span><text:span text:style-name="T12">: Tipos de Dados</text:span></text:p>
              </text:list-item>
              <text:list-item>
                <text:p><text:span text:style-name="T12">Trabalho-07: </text:span><text:span text:style-name="T11">Dom, 06/11</text:span><text:span text:style-name="T12">: Closures &amp; Co-rotin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3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4">Dar um </text:span><text:span text:style-name="T15">Fork</text:span><text:span text:style-name="T14"> no repositório da <text:s/>disciplina</text:span></text:p>
                  </text:list-item>
                  <text:list-item>
                    <text:p><text:span text:style-name="T14">Adicionar um arquivo </text:span><text:span text:style-name="T16">trabalho-00/RESPOSTA.md</text:span><text:span text:style-name="T14"> com um texto “pessoal” qualquer formatado em </text:span><text:span text:style-name="T15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6">http://github.com/fsantanna/EDL</text:span></text:p>
                  </text:list-item>
                  <text:list-item>
                    <text:p><text:span text:style-name="T16">https://help.github.com/articles/good-resources-for-learning-git-and-github/</text:span></text:p>
                  </text:list-item>
                  <text:list-item>
                    <text:p><text:span text:style-name="T16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7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7">X</text:span><text:span text:style-name="T5"> pontos</text:span></text:p>
                  </text:list-item>
                  <text:list-item>
                    <text:p><text:span text:style-name="T5">Sicrano fez “d,e” =&gt; </text:span><text:span text:style-name="T17">Y</text:span><text:span text:style-name="T5"> pontos</text:span></text:p>
                  </text:list-item>
                  <text:list-item>
                    <text:p><text:span text:style-name="T5">Beltrano não fez nada =&gt; </text:span><text:span text:style-name="T17">Z</text:span><text:span text:style-name="T5"> pontos</text:span></text:p>
                    <text:p><text:span text:style-name="T18">(estamos “emprestando” pontos pra ele)</text:span></text:p>
                  </text:list-item>
                  <text:list-item>
                    <text:p><text:span text:style-name="T17">X</text:span><text:span text:style-name="T5"> + </text:span><text:span text:style-name="T17">Y</text:span><text:span text:style-name="T5"> + </text:span><text:span text:style-name="T17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9">commits</text:span><text:span text:style-name="T20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09C2BADBBBA372F6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3">(até quarta-feira 16/03)</text:span></text:p>
          </draw:text-box>
        </draw:frame>
        <draw:frame presentation:style-name="pr8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1">Escolher uma linguagem com a qual você </text:span><text:span text:style-name="T22">não está familiarizado</text:span><text:span text:style-name="T21">.</text:span></text:p>
                <text:list>
                  <text:list-item>
                    <text:p><text:span text:style-name="T18">evitar duplicatas com outros colegas</text:span></text:p>
                  </text:list-item>
                </text:list>
              </text:list-item>
              <text:list-item>
                <text:p><text:span text:style-name="T21">Escrever um pequeno artigo (estilo </text:span><text:span text:style-name="T23">Wikipedia</text:span><text:span text:style-name="T21">):</text:span></text:p>
                <text:list>
                  <text:list-item>
                    <text:p><text:span text:style-name="T18">origens e influências (linha do tempo)</text:span></text:p>
                  </text:list-item>
                  <text:list-item>
                    <text:p><text:span text:style-name="T18">classificação (imp/func/log/oo, est/din, usos)</text:span></text:p>
                  </text:list-item>
                  <text:list-item>
                    <text:p><text:span text:style-name="T18">avaliação em comparação com linguagens que você conhece (read/write, expressividade)</text:span></text:p>
                  </text:list-item>
                  <text:list-item>
                    <text:p><text:span text:style-name="T18">exemplos de código representativos</text:span></text:p>
                  </text:list-item>
                  <text:list-item>
                    <text:p><text:span text:style-name="T16">trabalho-01/ARTIGO.md</text:span></text:p>
                  </text:list-item>
                </text:list>
              </text:list-item>
              <text:list-item>
                <text:p><text:span text:style-name="T21">Slides de apresentação (4-6 slides)</text:span></text:p>
                <text:list>
                  <text:list-item>
                    <text:p><text:span text:style-name="T16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4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AE4D967879D3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4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Grupo de 2 ou 3 pessoas</text:span></text:p>
              </text:list-item>
              <text:list-item>
                <text:p><text:span text:style-name="T10">Fazer um jogo qualquer</text:span></text:p>
                <text:list>
                  <text:list-item>
                    <text:p><text:span text:style-name="T14">Teclado e/ou Mouse</text:span></text:p>
                  </text:list-item>
                  <text:list-item>
                    <text:p><text:span text:style-name="T14">Imagens e/ou Retângulos</text:span></text:p>
                  </text:list-item>
                  <text:list-item>
                    <text:p><text:span text:style-name="T14">Animações (i.e., tempo como input)</text:span></text:p>
                  </text:list-item>
                  <text:list-item>
                    <text:p><text:span text:style-name="T14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AE4D967879D3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4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5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9" draw:text-style-name="P12" xml:id="id3" draw:id="id3" draw:layer="layout" svg:width="16.403cm" svg:height="9.025cm" svg:x="9.919cm" svg:y="11.817cm">
          <draw:text-box>
            <text:p text:style-name="P11"><text:span text:style-name="T26">function inc (v)</text:span></text:p>
            <text:p text:style-name="P11"><text:span text:style-name="T26"><text:s text:c="4"/></text:span><text:span text:style-name="T26">return v + 1</text:span></text:p>
            <text:p text:style-name="P11"><text:span text:style-name="T26">end</text:span></text:p>
            <text:p text:style-name="P11"><text:span text:style-name="T27">-- </text:span><text:span text:style-name="T28">Nome</text:span><text:span text:style-name="T27">: variável “v”</text:span></text:p>
            <text:p text:style-name="P11"><text:span text:style-name="T27">-- </text:span><text:span text:style-name="T28">Propriedade</text:span><text:span text:style-name="T27">: endereço</text:span></text:p>
            <text:p text:style-name="P11"><text:span text:style-name="T27">-- </text:span><text:span text:style-name="T28">Binding time</text:span><text:span text:style-name="T27">: execução</text:span></text:p>
            <text:p text:style-name="P11"><text:span text:style-name="T27">-- </text:span><text:span text:style-name="T28">Explicação</text:span><text:span text:style-name="T27">: dado que “v” é uma variável</text:span></text:p>
            <text:p text:style-name="P11"><text:span text:style-name="T27">-- local de uma função, seu endereço só pode</text:span></text:p>
            <text:p text:style-name="P11"><text:span text:style-name="T2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4">(até domingo 09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4">(até domingo 23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Identificar no jogo valores de tipos de dados não primitivos (pelo menos 4 diferentes)</text:span></text:p>
                <text:list>
                  <text:list-item>
                    <text:p><text:span text:style-name="T21">enumeração, registro, tupla, array, dicionário, união</text:span></text:p>
                  </text:list-item>
                </text:list>
              </text:list-item>
              <text:list-item>
                <text:p><text:span text:style-name="T10">Caso não existam 4 diferentes, altere o jogo para que tenham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0">Trabalho 07 – Closures e Co-rotinas</text:span><text:span text:style-name="T5"><text:line-break/></text:span><text:span text:style-name="T24">(até domingo 06/11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21">pelo menos uma classe (e.g., jogador, bala, bloco, etc)</text:span></text:p>
                  </text:list-item>
                </text:list>
              </text:list-item>
              <text:list-item>
                <text:p><text:span text:style-name="T10">Usar co-rotinas para movimentar um objeto de forma 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7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8</meta:editing-cycles>
    <meta:editing-duration>P56DT2H57M32S</meta:editing-duration>
    <meta:initial-creator>chico </meta:initial-creator>
    <dc:date>2016-10-17T15:39:30.398129081</dc:date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